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f49" officeooo:paragraph-rsid="0008cf49"/>
    </style:style>
    <style:style style:name="P2" style:family="paragraph" style:parent-style-name="Standard">
      <style:text-properties officeooo:rsid="000b10b0" officeooo:paragraph-rsid="000b10b0"/>
    </style:style>
    <style:style style:name="T1" style:family="text">
      <style:text-properties fo:color="#1e6a39" officeooo:rsid="0031c7fb"/>
    </style:style>
    <style:style style:name="T2" style:family="text">
      <style:text-properties officeooo:rsid="00095b50"/>
    </style:style>
    <style:style style:name="T3" style:family="text">
      <style:text-properties officeooo:rsid="000ea1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emisiones de polvo durante el LGM fueron de 4 a 6 veces mayores que durante el Holoceno, con un considerable aporte de fuentes glaciogénicas <text:span text:style-name="T1">[Mahowald et al., 2006b]</text:span>. </text:p>
      <text:p text:style-name="P1">- Cerca del 20% <text:span text:style-name="T2">(aprox ⅓ <text:s/>)</text:span>son de origen glaciogénico (Albani1,<text:span text:style-name="T2">Mahowald</text:span>).</text:p>
      <text:p text:style-name="P1"/>
      <text:p text:style-name="P1">is consistent with other modelling studies</text:p>
      <text:p text:style-name="P1"/>
      <text:p text:style-name="P1">Esto es una demostración que, por un lado, los campos de solubilidad podrían estar teniendo un rol mas preponderante en la captura de CO2 que lo que hasta hoy se ha considerado, y por otro, que la heterogeneidad del campo podría ser un factor relevante en la cuantificación del uso eficiente del Fe entre cuencas, considerando que la mayoría de los estudios hasta ahora la han fijado como una variable constante <text:span text:style-name="T3">(citas)</text:span>. </text:p>
      <text:p text:style-name="P1"/>
      <text:p text:style-name="P2">Biobliography</text:p>
      <text:p text:style-name="P1"/>
      <text:p text:style-name="P1">Tagliabue, A., L. Bopp, and O. Aumont (2009), Evaluating the importance of atmospheric and sedimentary iron sources to Southern Ocean</text:p>
      <text:p text:style-name="P1">biogeochemistry, Geophys. Res. Lett., 36, L13601, doi:10.1029/2009GL038914.</text:p>
      <text:p text:style-name="P1"/>
      <text:p text:style-name="P1">Sudarchikova, N., U. Mikolajewicz, C. Timmreck, D. O’Donnell, G. Schurgers, D. Sein, and K. Zhang (2015), Modelling of mineral dust for</text:p>
      <text:p text:style-name="P1">interglacial and glacial climate conditions with a focus on Antarctica, Clim. Past, 11, 765–779, doi:10.5194/cp-11-765-2015.</text:p>
      <text:p text:style-name="P1"/>
      <text:p text:style-name="P1">Lambert, F., Delmonte, B., Petit, J., Bigler, M., Kaufmann, P., Hutterli, M., Stocker, T.,</text:p>
      <text:p text:style-name="P1">Ruth, U., Steffensen, J., Maggi, V., 2008. Dust-climate couplings over the past</text:p>
      <text:p text:style-name="P1">800,000 years from the EPICA Dome C ice core. Nature 452, 616–619. https://</text:p>
      <text:p text:style-name="P1">doi .org /10 .1038 /nature06763.</text:p>
      <text:p text:style-name="P1"/>
      <text:p text:style-name="P1">Serno, S., Winckler, G., Anderson, R.F., Maier, E., Ren, H., Gersonde, R., Haug, G.H.,</text:p>
      <text:p text:style-name="P1">2015. Comparing dust ﬂux records from the subarctic North Paciﬁc and Green-</text:p>
      <text:p text:style-name="P1">land: implications for atmospheric transport to Greenland and for the appli-</text:p>
      <text:p text:style-name="P1">cation of dust as a chronostratigraphic</text:p>
      <text:p text:style-name="P1"/>
      <text:p text:style-name="P1">Kohfeld, K.E., Harrison, S.P., 2001. DIRTMAP: the geological record of dust. Earth Science Reviews 54, 81e114.</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8:04:37.602235601</meta:creation-date>
    <dc:date>2023-03-23T15:45:57.310901562</dc:date>
    <meta:editing-duration>P1DT12M2S</meta:editing-duration>
    <meta:editing-cycles>13</meta:editing-cycles>
    <meta:generator>LibreOffice/6.4.7.2$Linux_X86_64 LibreOffice_project/40$Build-2</meta:generator>
    <meta:document-statistic meta:table-count="0" meta:image-count="0" meta:object-count="0" meta:page-count="1" meta:paragraph-count="18" meta:word-count="287" meta:character-count="1849" meta:non-whitespace-character-count="1579"/>
  </office:meta>
</office:document-meta>
</file>